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7718" officeooo:paragraph-rsid="000b7718"/>
    </style:style>
    <style:style style:name="P2" style:family="paragraph" style:parent-style-name="Text_20_body">
      <style:text-properties officeooo:rsid="000ee4c2" officeooo:paragraph-rsid="000ee4c2"/>
    </style:style>
    <style:style style:name="P3" style:family="paragraph" style:parent-style-name="Text_20_body">
      <style:text-properties officeooo:rsid="000f8c2c" officeooo:paragraph-rsid="000f8c2c"/>
    </style:style>
    <style:style style:name="P4" style:family="paragraph" style:parent-style-name="Text_20_body">
      <style:text-properties fo:font-weight="bold" officeooo:rsid="00107b82" officeooo:paragraph-rsid="00107b82" style:font-weight-asian="bold" style:font-weight-complex="bold"/>
    </style:style>
    <style:style style:name="P5" style:family="paragraph" style:parent-style-name="Text_20_body">
      <style:text-properties officeooo:paragraph-rsid="0013d991"/>
    </style:style>
    <style:style style:name="P6" style:family="paragraph" style:parent-style-name="Text_20_body">
      <style:text-properties fo:font-weight="normal" officeooo:rsid="00107b82" officeooo:paragraph-rsid="00107b82" style:font-weight-asian="normal" style:font-weight-complex="normal"/>
    </style:style>
    <style:style style:name="P7" style:family="paragraph" style:parent-style-name="Text_20_body">
      <style:text-properties fo:font-weight="normal" officeooo:rsid="0013f192" officeooo:paragraph-rsid="0013f192" style:font-weight-asian="normal" style:font-weight-complex="normal"/>
    </style:style>
    <style:style style:name="P8" style:family="paragraph" style:parent-style-name="Text_20_body">
      <style:text-properties fo:font-weight="normal" officeooo:rsid="00196b05" officeooo:paragraph-rsid="00196b05" style:font-weight-asian="normal" style:font-weight-complex="normal"/>
    </style:style>
    <style:style style:name="P9" style:family="paragraph" style:parent-style-name="Text_20_body">
      <style:text-properties fo:font-weight="normal" officeooo:rsid="0017df18" officeooo:paragraph-rsid="0017df18" style:font-weight-asian="normal" style:font-weight-complex="normal"/>
    </style:style>
    <style:style style:name="P10"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11"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12"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3"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4" style:family="paragraph" style:parent-style-name="Standard">
      <style:text-properties officeooo:rsid="0006e9bb" officeooo:paragraph-rsid="0006e9bb"/>
    </style:style>
    <style:style style:name="P15" style:family="paragraph" style:parent-style-name="Standard">
      <style:text-properties officeooo:rsid="00088e59" officeooo:paragraph-rsid="00088e59"/>
    </style:style>
    <style:style style:name="P16" style:family="paragraph" style:parent-style-name="Standard">
      <style:text-properties officeooo:rsid="000a15e2" officeooo:paragraph-rsid="000a15e2"/>
    </style:style>
    <style:style style:name="P17" style:family="paragraph" style:parent-style-name="Standard">
      <style:text-properties officeooo:rsid="000b7718" officeooo:paragraph-rsid="000b7718"/>
    </style:style>
    <style:style style:name="P18" style:family="paragraph" style:parent-style-name="Standard">
      <style:text-properties officeooo:rsid="000d31f8" officeooo:paragraph-rsid="000d31f8"/>
    </style:style>
    <style:style style:name="P19" style:family="paragraph" style:parent-style-name="Standard">
      <style:text-properties officeooo:rsid="000f8c2c" officeooo:paragraph-rsid="000f8c2c"/>
    </style:style>
    <style:style style:name="P20" style:family="paragraph" style:parent-style-name="Standard">
      <style:text-properties officeooo:rsid="000f8c2c" officeooo:paragraph-rsid="00107b82"/>
    </style:style>
    <style:style style:name="P21" style:family="paragraph" style:parent-style-name="Standard">
      <style:text-properties officeooo:rsid="000f8c2c" officeooo:paragraph-rsid="00155dc0"/>
    </style:style>
    <style:style style:name="P22" style:family="paragraph" style:parent-style-name="Standard">
      <style:text-properties fo:font-weight="bold" officeooo:rsid="000d31f8" officeooo:paragraph-rsid="000f8c2c" style:font-weight-asian="bold" style:font-weight-complex="bold"/>
    </style:style>
    <style:style style:name="P23" style:family="paragraph" style:parent-style-name="Standard">
      <style:text-properties fo:font-weight="bold" officeooo:rsid="000f8c2c" officeooo:paragraph-rsid="000f8c2c" style:font-weight-asian="bold" style:font-weight-complex="bold"/>
    </style:style>
    <style:style style:name="P24" style:family="paragraph" style:parent-style-name="Standard">
      <style:text-properties fo:font-weight="bold" officeooo:rsid="00088e59" officeooo:paragraph-rsid="00088e59" style:font-weight-asian="bold" style:font-weight-complex="bold"/>
    </style:style>
    <style:style style:name="P25" style:family="paragraph" style:parent-style-name="Standard">
      <style:text-properties fo:font-weight="bold" officeooo:rsid="000a15e2" officeooo:paragraph-rsid="000a15e2" style:font-weight-asian="bold" style:font-weight-complex="bold"/>
    </style:style>
    <style:style style:name="P26" style:family="paragraph" style:parent-style-name="Standard">
      <style:text-properties fo:font-weight="normal" officeooo:rsid="000f8c2c" officeooo:paragraph-rsid="000f8c2c" style:font-weight-asian="normal" style:font-weight-complex="normal"/>
    </style:style>
    <style:style style:name="P27" style:family="paragraph" style:parent-style-name="Standard">
      <style:text-properties fo:font-weight="normal" officeooo:rsid="00155dc0" officeooo:paragraph-rsid="00155dc0" style:font-weight-asian="normal" style:font-weight-complex="normal"/>
    </style:style>
    <style:style style:name="P28" style:family="paragraph" style:parent-style-name="Standard">
      <style:text-properties fo:font-weight="normal" officeooo:rsid="0026faf9" officeooo:paragraph-rsid="0026faf9" style:font-weight-asian="normal" style:font-weight-complex="normal"/>
    </style:style>
    <style:style style:name="P29" style:family="paragraph" style:parent-style-name="Standard">
      <style:text-properties officeooo:rsid="00113b20" officeooo:paragraph-rsid="00113b20"/>
    </style:style>
    <style:style style:name="P30" style:family="paragraph" style:parent-style-name="Standard">
      <style:text-properties officeooo:paragraph-rsid="0013d991"/>
    </style:style>
    <style:style style:name="P31" style:family="paragraph" style:parent-style-name="Standard">
      <style:text-properties officeooo:rsid="00155dc0" officeooo:paragraph-rsid="00155dc0"/>
    </style:style>
    <style:style style:name="P32" style:family="paragraph" style:parent-style-name="Standard">
      <style:text-properties officeooo:rsid="0017af6b" officeooo:paragraph-rsid="0017af6b"/>
    </style:style>
    <style:style style:name="P33" style:family="paragraph" style:parent-style-name="Standard">
      <style:text-properties officeooo:rsid="0017df18" officeooo:paragraph-rsid="0017df18"/>
    </style:style>
    <style:style style:name="P34"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35" style:family="paragraph" style:parent-style-name="Standard">
      <style:text-properties officeooo:paragraph-rsid="001f2ccf"/>
    </style:style>
    <style:style style:name="P36" style:family="paragraph" style:parent-style-name="Standard">
      <style:text-properties style:font-name="Liberation Sans" fo:font-size="14.1000003814697pt" fo:font-weight="bold" officeooo:rsid="00113b20" officeooo:paragraph-rsid="0023bdbc" style:font-name-asian="Noto Sans CJK SC Regular" style:font-size-asian="14.1000003814697pt" style:font-weight-asian="bold" style:font-name-complex="FreeSans" style:font-size-complex="14.1000003814697pt" style:font-weight-complex="bold"/>
    </style:style>
    <style:style style:name="P37" style:family="paragraph" style:parent-style-name="Standard">
      <style:text-properties style:font-name="Liberation Sans" fo:font-size="14.1000003814697pt" fo:font-weight="bold" officeooo:rsid="000f8c2c" officeooo:paragraph-rsid="0017af6b" style:font-name-asian="Noto Sans CJK SC Regular" style:font-size-asian="14.1000003814697pt" style:font-weight-asian="bold" style:font-name-complex="FreeSans" style:font-size-complex="14.1000003814697pt" style:font-weight-complex="bold"/>
    </style:style>
    <style:style style:name="P38" style:family="paragraph" style:parent-style-name="Standard">
      <style:text-properties officeooo:paragraph-rsid="00295d94"/>
    </style:style>
    <style:style style:name="P39" style:family="paragraph" style:parent-style-name="Standard">
      <style:paragraph-properties fo:margin-top="0cm" fo:margin-bottom="0.499cm" loext:contextual-spacing="false"/>
    </style:style>
    <style:style style:name="P40"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41" style:family="paragraph" style:parent-style-name="Standard">
      <style:text-properties officeooo:rsid="002c9008" officeooo:paragraph-rsid="002c9008"/>
    </style:style>
    <style:style style:name="P42" style:family="paragraph" style:parent-style-name="Standard">
      <style:text-properties fo:font-weight="normal" officeooo:rsid="000f8c2c" officeooo:paragraph-rsid="000f8c2c" style:font-weight-asian="normal" style:font-weight-complex="normal"/>
    </style:style>
    <style:style style:name="P43" style:family="paragraph" style:parent-style-name="Heading_20_2">
      <style:text-properties officeooo:rsid="0013d991" officeooo:paragraph-rsid="0013d991"/>
    </style:style>
    <style:style style:name="P44" style:family="paragraph" style:parent-style-name="Heading_20_3">
      <style:text-properties officeooo:paragraph-rsid="000ee4c2"/>
    </style:style>
    <style:style style:name="P45" style:family="paragraph" style:parent-style-name="Heading_20_3">
      <style:text-properties officeooo:rsid="0006e9bb" officeooo:paragraph-rsid="000f8c2c"/>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0f8c2c" style:font-weight-asian="bold" style:font-weight-complex="bold"/>
    </style:style>
    <style:style style:name="T5" style:family="text">
      <style:text-properties fo:font-weight="bold" officeooo:rsid="0021dc4f" style:font-weight-asian="bold" style:font-weight-complex="bold"/>
    </style:style>
    <style:style style:name="T6" style:family="text">
      <style:text-properties fo:font-weight="bold" officeooo:rsid="002565c7" style:font-weight-asian="bold" style:font-weight-complex="bold"/>
    </style:style>
    <style:style style:name="T7" style:family="text">
      <style:text-properties officeooo:rsid="000b7718"/>
    </style:style>
    <style:style style:name="T8" style:family="text">
      <style:text-properties officeooo:rsid="000d31f8"/>
    </style:style>
    <style:style style:name="T9" style:family="text">
      <style:text-properties officeooo:rsid="000dda42"/>
    </style:style>
    <style:style style:name="T10" style:family="text">
      <style:text-properties officeooo:rsid="000ee4c2"/>
    </style:style>
    <style:style style:name="T11" style:family="text">
      <style:text-properties officeooo:rsid="000f8c2c"/>
    </style:style>
    <style:style style:name="T12" style:family="text">
      <style:text-properties officeooo:rsid="00107b82"/>
    </style:style>
    <style:style style:name="T13" style:family="text">
      <style:text-properties fo:font-weight="normal" style:font-weight-asian="normal" style:font-weight-complex="normal"/>
    </style:style>
    <style:style style:name="T14" style:family="text">
      <style:text-properties officeooo:rsid="00113b20"/>
    </style:style>
    <style:style style:name="T15" style:family="text">
      <style:text-properties officeooo:rsid="0012a012"/>
    </style:style>
    <style:style style:name="T16" style:family="text">
      <style:text-properties fo:color="#3f7f5f" style:font-name="Monospace" fo:font-size="10pt" style:font-size-asian="10pt"/>
    </style:style>
    <style:style style:name="T17" style:family="text">
      <style:text-properties fo:color="#3f7f5f" style:font-name="Monospace" fo:font-size="10pt" style:text-underline-style="solid" style:text-underline-width="auto" style:text-underline-color="font-color" style:font-size-asian="10pt"/>
    </style:style>
    <style:style style:name="T18" style:family="text">
      <style:text-properties fo:color="#3f7f5f" style:font-name="Monospace" fo:font-size="10pt" style:text-underline-style="solid" style:text-underline-width="auto" style:text-underline-color="font-color" fo:background-color="#e8f2fe" loext:char-shading-value="0" style:font-size-asian="10pt"/>
    </style:style>
    <style:style style:name="T19" style:family="text">
      <style:text-properties fo:color="#3f7f5f" style:font-name="Monospace" fo:font-size="10pt" style:text-underline-style="solid" style:text-underline-width="auto" style:text-underline-color="font-color" officeooo:rsid="0017df18" fo:background-color="#e8f2fe" loext:char-shading-value="0" style:font-size-asian="10pt"/>
    </style:style>
    <style:style style:name="T20" style:family="text">
      <style:text-properties fo:color="#3f7f5f" style:font-name="Monospace" fo:font-size="10pt" fo:background-color="#e8f2fe" loext:char-shading-value="0" style:font-size-asian="10pt"/>
    </style:style>
    <style:style style:name="T21" style:family="text">
      <style:text-properties fo:color="#7f9fbf" style:font-name="Monospace" fo:font-size="10pt" fo:font-weight="bold" style:font-size-asian="10pt" style:font-weight-asian="bold"/>
    </style:style>
    <style:style style:name="T22" style:family="text">
      <style:text-properties fo:color="#7f9fbf" style:font-name="Monospace" fo:font-size="10pt" style:text-underline-style="solid" style:text-underline-width="auto" style:text-underline-color="font-color" fo:font-weight="bold" officeooo:rsid="0017df18" fo:background-color="#e8f2fe" loext:char-shading-value="0" style:font-size-asian="10pt" style:font-weight-asian="bold"/>
    </style:style>
    <style:style style:name="T23" style:family="text">
      <style:text-properties fo:color="#000000" style:font-name="Monospace" fo:font-size="10pt" style:font-size-asian="10pt"/>
    </style:style>
    <style:style style:name="T24" style:family="text">
      <style:text-properties officeooo:rsid="00150a55"/>
    </style:style>
    <style:style style:name="T25" style:family="text">
      <style:text-properties officeooo:rsid="00155dc0"/>
    </style:style>
    <style:style style:name="T26" style:family="text">
      <style:text-properties style:text-underline-style="none" fo:font-weight="bold" style:font-weight-asian="bold" style:font-weight-complex="bold"/>
    </style:style>
    <style:style style:name="T27" style:family="text">
      <style:text-properties officeooo:rsid="0017af6b"/>
    </style:style>
    <style:style style:name="T28" style:family="text">
      <style:text-properties officeooo:rsid="0017df18"/>
    </style:style>
    <style:style style:name="T29" style:family="text">
      <style:text-properties officeooo:rsid="0020880b"/>
    </style:style>
    <style:style style:name="T30" style:family="text">
      <style:text-properties fo:font-size="12pt" fo:font-weight="normal" officeooo:rsid="001f2ccf" style:font-size-asian="10.5pt" style:font-weight-asian="normal" style:font-size-complex="12pt" style:font-weight-complex="normal"/>
    </style:style>
    <style:style style:name="T31" style:family="text">
      <style:text-properties fo:font-size="12pt" fo:font-style="italic" style:font-size-asian="10.5pt" style:font-style-asian="italic" style:font-size-complex="12pt" style:font-style-complex="italic"/>
    </style:style>
    <style:style style:name="T32" style:family="text">
      <style:text-properties fo:font-size="12pt" fo:font-style="italic" officeooo:rsid="001f2ccf" style:font-size-asian="10.5pt" style:font-style-asian="italic" style:font-size-complex="12pt" style:font-style-complex="italic"/>
    </style:style>
    <style:style style:name="T33" style:family="text">
      <style:text-properties fo:font-style="italic" style:font-style-asian="italic" style:font-style-complex="italic"/>
    </style:style>
    <style:style style:name="T34" style:family="text">
      <style:text-properties fo:font-style="italic" fo:font-weight="bold" officeooo:rsid="002565c7" style:font-style-asian="italic" style:font-weight-asian="bold" style:font-style-complex="italic" style:font-weight-complex="bold"/>
    </style:style>
    <style:style style:name="T35" style:family="text">
      <style:text-properties officeooo:rsid="0021dc4f"/>
    </style:style>
    <style:style style:name="T36" style:family="text">
      <style:text-properties fo:font-style="normal" fo:font-weight="bold" officeooo:rsid="0021dc4f" style:font-style-asian="normal" style:font-weight-asian="bold" style:font-style-complex="normal" style:font-weight-complex="bold"/>
    </style:style>
    <style:style style:name="T37" style:family="text">
      <style:text-properties fo:font-style="normal" fo:font-weight="bold" officeooo:rsid="002565c7" style:font-style-asian="normal" style:font-weight-asian="bold" style:font-style-complex="normal" style:font-weight-complex="bold"/>
    </style:style>
    <style:style style:name="T38" style:family="text">
      <style:text-properties officeooo:rsid="0023bdbc"/>
    </style:style>
    <style:style style:name="T39" style:family="text">
      <style:text-properties officeooo:rsid="002565c7"/>
    </style:style>
    <style:style style:name="T40" style:family="text">
      <style:text-properties officeooo:rsid="00258e2d"/>
    </style:style>
    <style:style style:name="T41" style:family="text">
      <style:text-properties officeooo:rsid="002c90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tes simplu modélisation des PLU</text:p>
      <text:p text:style-name="P14"/>
      <text:h text:style-name="Heading_20_2" text:outline-level="2">Ajout</text:h>
      <text:h text:style-name="Heading_20_3" text:outline-level="3">OAP :</text:h>
      <text:p text:style-name="P2">1 : doit satisfaire une OAP existante </text:p>
      <text:p text:style-name="P2">2 : doit satisfaire une OAP pas encore définie =&gt; <text:span text:style-name="T1">donc la parcelle est inconstructible</text:span></text:p>
      <text:h text:style-name="P44" text:outline-level="3"><text:span text:style-name="T11">art_3 </text:span>Règle servitude de passage. </text:h>
      <text:p text:style-name="Text_20_body">La largeur doit elle toujours permettre les demi tours ?<text:span text:style-name="T9">( uniquement pour les impasses, et ça dépends souvent du nombre de logements desservis)</text:span> </text:p>
      <text:p text:style-name="P1">1 : La parcelle qui n’a pas acces à la voirie doit mettre à disposition une servitude de passage</text:p>
      <text:p text:style-name="P3">99 : rien</text:p>
      <text:h text:style-name="Heading_20_3" text:outline-level="3"><text:span text:style-name="T11">art_4 </text:span>Règle assainissement :</text:h>
      <text:p text:style-name="P14"><text:span text:style-name="T11">77</text:span> : <text:span text:style-name="T7">info </text:span>pas disponible</text:p>
      <text:p text:style-name="P17">0 : non réglementé</text:p>
      <text:p text:style-name="P14">1 : doit être raccordé au réseau collectif</text:p>
      <text:p text:style-name="P14">20 : <text:span text:style-name="T24">doit être dans une zone où l’</text:span>assainissement individuel <text:span text:style-name="T24">est </text:span>autorisées(nombre parce que 4+9+25)</text:p>
      <text:p text:style-name="P14"/>
      <text:h text:style-name="P45" text:outline-level="3"><text:span text:style-name="T11">art_6 Distance à la limite de voirie</text:span> </text:h>
      <text:p text:style-name="P23">Art_6 :</text:p>
      <text:p text:style-name="P26">si 0 : alignement obligatoir<text:span text:style-name="T41">e</text:span></text:p>
      <text:p text:style-name="P26">si <text:span text:style-name="T40">55</text:span> : alignement obligatoire ou distance minimale de Art6_optD mètres </text:p>
      <text:p text:style-name="P28">si 44 : l<text:span text:style-name="T32">a distance comptée horizontalement de tout point d</text:span><text:span text:style-name="T31">u batiment</text:span><text:span text:style-name="T32"> au point le plus proche de l'alignement opposé doit être au moins égale à la différence d'altitude entre ces deux points </text:span><text:span text:style-name="T31">(contrainte du RNU)</text:span></text:p>
      <text:p text:style-name="P27">si n : N mètres </text:p>
      <text:p text:style-name="P26"/>
      <text:p text:style-name="P22">Art_6_<text:span text:style-name="T11">opt</text:span> :</text:p>
      <text:p text:style-name="P19"><text:span text:style-name="T25">1 </text:span>: <text:span text:style-name="T8"><text:s/>distance en fonction du numéro d’une route. Distance contenue dans le champ art6_optD ( a voir si l’on peut retrouver ce numéro) </text:span></text:p>
      <text:p text:style-name="P19">2<text:span text:style-name="T25">0</text:span> Doit respecter les alignements de l’une des construction voisine. Si <text:span text:style-name="T40">aucune</text:span>, voir Art6_optD <text:span text:style-name="T27">ou Art6</text:span></text:p>
      <text:p text:style-name="P20"><text:span text:style-name="T12">30</text:span> Doit respecter les alignements de<text:span text:style-name="T12">s deux</text:span> construction<text:span text:style-name="T12">s</text:span> voisine<text:span text:style-name="T12">s</text:span>. Si <text:span text:style-name="T40">aucune</text:span>, voir Art6_optD <text:span text:style-name="T12">ou Art6</text:span></text:p>
      <text:p text:style-name="P20"><text:s/></text:p>
      <text:p text:style-name="P31"><text:span text:style-name="T2">Art_6_</text:span><text:span text:style-name="T4">opt</text:span><text:span text:style-name="T26">D</text:span><text:span text:style-name="T2">:</text:span></text:p>
      <text:p text:style-name="P21"><text:span text:style-name="T25">n</text:span>-xxx <text:span text:style-name="T25">distance n à l’élement xxx</text:span></text:p>
      <text:p text:style-name="P21"/>
      <text:p text:style-name="P21"/>
      <text:p text:style-name="P37">art_71</text:p>
      <text:p text:style-name="P32"/>
      <text:p text:style-name="P32"><text:span text:style-name="T23"><text:tab/></text:span><text:span text:style-name="T16">// ART_71 </text:span><text:span text:style-name="T17">Implantation</text:span><text:span text:style-name="T16"> </text:span><text:span text:style-name="T17">en</text:span><text:span text:style-name="T16"> </text:span><text:span text:style-name="T17">limite</text:span><text:span text:style-name="T16"> </text:span><text:span text:style-name="T17">séparative</text:span><text:span text:style-name="T16"> 0 : non, </text:span><text:span text:style-name="T17">retrait</text:span><text:span text:style-name="T16"> </text:span><text:span text:style-name="T17">imposé</text:span><text:span text:style-name="T16"> (</text:span><text:span text:style-name="T17">cf</text:span><text:span text:style-name="T16">.72)</text:span></text:p>
      <text:p text:style-name="P32"><text:soft-page-break/><text:span text:style-name="T23"><text:tab/></text:span><text:span text:style-name="T16">// 1 : </text:span><text:span text:style-name="T17">Oui</text:span><text:span text:style-name="T16"> // 2 : </text:span><text:span text:style-name="T17">Oui</text:span><text:span text:style-name="T16">, </text:span><text:span text:style-name="T17">mais</text:span><text:span text:style-name="T16"> </text:span><text:span text:style-name="T17">sur</text:span><text:span text:style-name="T16"> </text:span><text:span text:style-name="T17">un</text:span><text:span text:style-name="T16"> </text:span><text:span text:style-name="T17">côté</text:span><text:span text:style-name="T16"> </text:span><text:span text:style-name="T17">seulement</text:span><text:span text:style-name="T16"> //</text:span><text:span text:style-name="T21">TODO</text:span><text:span text:style-name="T16"> 3 : si un bâtiment est déjà en limite de propriété</text:span></text:p>
      <text:h text:style-name="P43" text:outline-level="2">art_10_top</text:h>
      <text:p text:style-name="P5"/>
      <text:p text:style-name="P38"><text:span text:style-name="T23"><text:tab/></text:span><text:span text:style-name="T16">// 1_niveaux ; 2_metres </text:span><text:span text:style-name="T17">du</text:span><text:span text:style-name="T16"> </text:span><text:span text:style-name="T17">sol</text:span><text:span text:style-name="T16"> </text:span><text:span text:style-name="T17">au</text:span><text:span text:style-name="T16"> point </text:span><text:span text:style-name="T17">le</text:span><text:span text:style-name="T16"> plus </text:span><text:span text:style-name="T17">haut</text:span><text:span text:style-name="T16"> </text:span><text:span text:style-name="T17">du</text:span><text:span text:style-name="T16"> </text:span><text:span text:style-name="T17">batiment</text:span><text:span text:style-name="T16"> ; 3_hauteur </text:span><text:span text:style-name="T17">plafond</text:span><text:span text:style-name="T16"> ; 4_ point </text:span><text:span text:style-name="T17">le</text:span><text:span text:style-name="T16"> plus </text:span><text:span text:style-name="T17">haut</text:span><text:span text:style-name="T16"> ; 5_Hauteur </text:span><text:span text:style-name="T17">de</text:span><text:span text:style-name="T16"> </text:span><text:span text:style-name="T17">façade</text:span><text:span text:style-name="T16"> à l'égout, </text:span></text:p>
      <text:p text:style-name="P38"><text:span text:style-name="T21">TODO</text:span><text:span text:style-name="T16"> 6 a </text:span><text:span text:style-name="T17">ne</text:span><text:span text:style-name="T16"> pas </text:span><text:span text:style-name="T17">dépasser</text:span><text:span text:style-name="T16"> </text:span><text:span text:style-name="T17">les</text:span><text:span text:style-name="T16"> </text:span><text:span text:style-name="T17">batiments</text:span><text:span text:style-name="T16"> </text:span><text:span text:style-name="T17">des</text:span><text:span text:style-name="T16"> </text:span><text:span text:style-name="T17">parcelles</text:span><text:span text:style-name="T16"> </text:span><text:span text:style-name="T17">adjacentes</text:span><text:span text:style-name="T16">, </text:span><text:span text:style-name="T17">sinon</text:span><text:span text:style-name="T16"> </text:span><text:span text:style-name="T17">hauteur</text:span><text:span text:style-name="T16"> à l'égout</text:span></text:p>
      <text:p text:style-name="P30"/>
      <text:p text:style-name="P30"><text:span text:style-name="T16">// </text:span><text:span text:style-name="T21">TODO</text:span><text:span text:style-name="T16"> 7 a </text:span><text:span text:style-name="T17">ne</text:span><text:span text:style-name="T16"> pas </text:span><text:span text:style-name="T17">dépasser</text:span><text:span text:style-name="T16"> </text:span><text:span text:style-name="T17">les</text:span><text:span text:style-name="T16"> </text:span><text:span text:style-name="T17">batiments</text:span><text:span text:style-name="T16"> </text:span><text:span text:style-name="T17">des</text:span><text:span text:style-name="T16"> </text:span><text:span text:style-name="T17">parcelles</text:span><text:span text:style-name="T16"> </text:span><text:span text:style-name="T17">adjacentes</text:span><text:span text:style-name="T16">, </text:span><text:span text:style-name="T17">sinon</text:span><text:span text:style-name="T16"> </text:span><text:span text:style-name="T17">hauteur</text:span><text:span text:style-name="T16"> </text:span><text:span text:style-name="T17">entre</text:span><text:span text:style-name="T16"> </text:span><text:span text:style-name="T17">les</text:span><text:span text:style-name="T16"> points </text:span></text:p>
      <text:p text:style-name="P30"><text:span text:style-name="T18">// </text:span><text:span text:style-name="T22">TODO</text:span><text:span text:style-name="T19"> 8 </text:span><text:span text:style-name="T18">doit</text:span><text:span text:style-name="T20"> </text:span><text:span text:style-name="T18">être</text:span><text:span text:style-name="T20"> </text:span><text:span text:style-name="T18">de</text:span><text:span text:style-name="T20"> </text:span><text:span text:style-name="T18">la</text:span><text:span text:style-name="T20"> </text:span><text:span text:style-name="T18">hauteur</text:span><text:span text:style-name="T20"> </text:span><text:span text:style-name="T18">des</text:span><text:span text:style-name="T20"> </text:span><text:span text:style-name="T18">batiments</text:span><text:span text:style-name="T20"> </text:span><text:span text:style-name="T18">des</text:span><text:span text:style-name="T20"> </text:span><text:span text:style-name="T18">parcelles</text:span><text:span text:style-name="T20"> </text:span><text:span text:style-name="T18">adjacentes</text:span><text:span text:style-name="T20"> </text:span></text:p>
      <text:p text:style-name="P30"><text:span text:style-name="T16">//</text:span><text:span text:style-name="T21">TODO</text:span><text:span text:style-name="T16"> 20: </text:span><text:span text:style-name="T17">spécial</text:span><text:span text:style-name="T16"> </text:span><text:span text:style-name="T17">si</text:span><text:span text:style-name="T16"> </text:span><text:span text:style-name="T17">sur</text:span><text:span text:style-name="T16"> </text:span><text:span text:style-name="T17">limites</text:span><text:span text:style-name="T16"> </text:span><text:span text:style-name="T17">séparatives</text:span><text:span text:style-name="T16"> : 20-v6-a4,5 </text:span><text:span text:style-name="T17">signifie</text:span><text:span text:style-name="T16"> qu'elle </text:span><text:span text:style-name="T17">ne</text:span><text:span text:style-name="T16"> </text:span><text:span text:style-name="T17">deva</text:span><text:span text:style-name="T16"> pas </text:span><text:span text:style-name="T17">dépasser</text:span><text:span text:style-name="T16"> 6m </text:span><text:span text:style-name="T17">du</text:span><text:span text:style-name="T16"> point </text:span><text:span text:style-name="T17">le</text:span><text:span text:style-name="T16"> plus bas </text:span><text:span text:style-name="T17">au</text:span><text:span text:style-name="T16"> point </text:span><text:span text:style-name="T17">le</text:span><text:span text:style-name="T16"> plus </text:span><text:span text:style-name="T17">haut</text:span><text:span text:style-name="T16"> </text:span><text:span text:style-name="T17">en</text:span><text:span text:style-name="T16"> </text:span><text:span text:style-name="T17">limite</text:span><text:span text:style-name="T16"> </text:span><text:span text:style-name="T17">de</text:span><text:span text:style-name="T16"> </text:span><text:span text:style-name="T17">voirie</text:span><text:span text:style-name="T16">, </text:span><text:span text:style-name="T17">et</text:span><text:span text:style-name="T16"> 4,5m </text:span><text:span text:style-name="T17">en</text:span><text:span text:style-name="T16"> </text:span><text:span text:style-name="T17">limite</text:span><text:span text:style-name="T16"> </text:span><text:span text:style-name="T17">séparative</text:span></text:p>
      <text:h text:style-name="Heading_20_3" text:outline-level="3"><text:span text:style-name="T11">art_12 </text:span>règle de stationnement (si on l’implémente <text:span text:style-name="T10">un jour</text:span>, ça évitera de tout avoir à retaper)</text:h>
      <text:p text:style-name="P16">1 : un stationnement par logements</text:p>
      <text:p text:style-name="P18"><text:span text:style-name="T14">1+</text:span>2 : • maisons individuelles : 2 places de stationnement par logement <text:span text:style-name="T28">(</text:span>dont 1 hors clôture<text:span text:style-name="T28">)</text:span></text:p>
      <text:p text:style-name="P18">• immeubles collectifs : 1 place par logement.</text:p>
      <text:p text:style-name="P29">2:deux stationnements par logements</text:p>
      <text:p text:style-name="P33">20_1-60_2 : un stationnement pour un logement en dessous de 60m2, 2 pour les logements plus grands</text:p>
      <text:h text:style-name="Heading_20_3" text:outline-level="3">art 13</text:h>
      <text:p text:style-name="P41">En pourcentage (99 pour non renseigné deviens 101)</text:p>
      <text:p text:style-name="P36"><text:span text:style-name="T38">a</text:span>rt 14</text:p>
      <text:p text:style-name="P29">COS (si on veut le réimplémenté)</text:p>
      <text:p text:style-name="P29">+XXs bonification pour les logements sociaux</text:p>
      <text:h text:style-name="Heading_20_2" text:outline-level="2">Bonnay</text:h>
      <text:h text:style-name="Heading_20_3" text:outline-level="3">Ua</text:h>
      <text:p text:style-name="P14"><text:span text:style-name="T1">Art 3 : </text:span>Si terrain enclavé, une servitude de passage est nécessaire : pourrait être une règle à implémenter.. !</text:p>
      <text:p text:style-name="P14"/>
      <text:p text:style-name="P15">Art 7 : limite séparatives en fonction de la hauter des bat environnants <text:span text:style-name="T14">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24"/>
      <text:p text:style-name="P25">Art 10 : A implémenter : ne doit pas dépasser les hauteurs des batiments adjacents ou limite ultime (code </text:p>
      <text:p text:style-name="P25"/>
      <text:h text:style-name="Heading_20_2" text:outline-level="2">Marchaux </text:h>
      <text:p text:style-name="P3">Vla la règle perverse en article 7 : je verrais ça un autre jour mon frer. <text:span text:style-name="T15">Doit dépendre de la hauteur pour U et de du type de parcelle en limite pour AU</text:span></text:p>
      <text:p text:style-name="P4">article Ub6 : <text:span text:style-name="T13">pas implémenté le .3</text:span></text:p>
      <text:p text:style-name="P6"><text:soft-page-break/></text:p>
      <text:h text:style-name="Heading_20_2" text:outline-level="2">Vieilley</text:h>
      <text:p text:style-name="P7">Approuvé par délibération du conseil municipal du 14 février 2014</text:p>
      <text:h text:style-name="Heading_20_3" text:outline-level="3">ART 6 </text:h>
      <text:p text:style-name="P8">indiqué expréssément qu’il faut oprimiser le soleil</text:p>
      <text:h text:style-name="Heading_20_3" text:outline-level="3">article 12 :</text:h>
      <text:p text:style-name="P9">Il est exigé au moins un garage ou une place de stationnement par logement dont la surface de plancher est inférieure à 60 m 2 , et deux garages ou places de stationnement par logement dont la surface de plancher est supérieure à 60 m . </text:p>
      <text:p text:style-name="P9">-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9"/>
      <text:p text:style-name="P10"/>
      <text:p text:style-name="P40">RNU</text:p>
      <text:p text:style-name="P11">accessibilité : doit avoir accès à la voirie : même que pour les servitudes de passage ?! (R111-5 et 6) <text:span text:style-name="T6">rien (trop de </text:span><text:span text:style-name="T34">mais, </text:span><text:span text:style-name="T37">les extensions n’auraient pas besoin d’avoir accès à la route alors on ne va pas les limiter). </text:span></text:p>
      <text:p text:style-name="P11">article <text:span text:style-name="T29">R</text:span>111-15 : (art 8)</text:p>
      <text:p text:style-name="P12">Une distance d'au moins trois mètres peut être imposée entre deux bâtiments non contigus situés sur un terrain appartenant au même propriétaire. <text:span text:style-name="T35">Art_8 = 3 </text:span><text:span text:style-name="T5">Done </text:span></text:p>
      <text:p text:style-name="P11">article <text:span text:style-name="T29">R</text:span>111-16 : (art <text:span text:style-name="T39">6</text:span>)</text:p>
      <text:p text:style-name="P13">Lorsque le bâtiment est édifié en bordure d'une voie publique, la distance comptée horizontalement de tout point de l'immeuble au point le plus proche de l'alignement opposé doit être au moins égale à la différence d'altitude entre ces deux points. </text:p>
      <text:p text:style-name="P13"/>
      <text:p text:style-name="P13">Lorsqu'il existe une obligation de construire au retrait de l'alignement, la limite de ce retrait se substitue à l'alignement.<text:span text:style-name="T35">(</text:span><text:span text:style-name="T36">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35">(</text:span><text:span text:style-name="T36">On ne fera pas cas de cette exception)</text:span></text:p>
      <text:p text:style-name="P11">article <text:span text:style-name="T29">R</text:span>111-17 : (art 7)</text:p>
      <text:p text:style-name="P12">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12"/>
      <text:p text:style-name="P34">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33">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33">R. 111-17</text:span></text:a><text:span text:style-name="T33">,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11">L’article 111 -19 cit que ces règles peuvent toutefois être amandés (pariculierement si un PLU est en route). </text:p>
      <text:p text:style-name="P34"/>
      <text:p text:style-name="P39">Article R111-28<text:line-break/><text:span text:style-name="T33">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35"><text:soft-page-break/><text:span text:style-name="T30">Article R111-25</text:span><text:line-break/><text:span text:style-name="T33">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09-28T16:37:11.051508117</dc:date>
    <meta:editing-duration>PT17H48M10S</meta:editing-duration>
    <meta:editing-cycles>7</meta:editing-cycles>
    <meta:generator>LibreOffice/5.2.0.4$Linux_X86_64 LibreOffice_project/066b007f5ebcc236395c7d282ba488bca6720265</meta:generator>
    <meta:document-statistic meta:table-count="0" meta:image-count="0" meta:object-count="0" meta:page-count="5" meta:paragraph-count="76" meta:word-count="1178" meta:character-count="6860" meta:non-whitespace-character-count="5732"/>
  </office:meta>
</office:document-meta>
</file>